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4.5pt"/>
    </style:style>
    <style:style style:name="co4" style:family="table-column">
      <style:table-column-properties fo:break-before="auto" style:column-width="29.45pt"/>
    </style:style>
    <style:style style:name="co5" style:family="table-column">
      <style:table-column-properties fo:break-before="auto" style:column-width="74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Pivot_20_Table_20_Category" style:data-style-name="N84">
      <style:table-cell-properties fo:border-bottom="none" fo:border-left="2.01pt solid #000000" fo:border-right="0.99pt solid #000000" fo:border-top="0.99pt solid #000000"/>
    </style:style>
    <style:style style:name="ce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="0.99pt solid #000000"/>
    </style:style>
    <style:style style:name="ce6" style:family="table-cell" style:parent-style-name="Pivot_20_Table_20_Category" style:data-style-name="N3">
      <style:table-cell-properties style:text-align-source="fix" style:repeat-content="false" fo:border="0.99pt solid #000000"/>
      <style:paragraph-properties fo:text-align="end" fo:margin-left="0pt"/>
    </style:style>
    <style:style style:name="ce7" style:family="table-cell" style:parent-style-name="Pivot_20_Table_20_Category" style:data-style-name="N129">
      <style:table-cell-properties fo:border="0.99pt solid #000000"/>
    </style:style>
    <style:style style:name="ce8" style:family="table-cell" style:parent-style-name="Pivot_20_Table_20_Value" style:data-style-name="N2">
      <style:table-cell-properties fo:border-bottom="0.99pt solid #000000" fo:border-left="0.99pt solid #000000" fo:border-right="none" fo:border-top="0.99pt solid #000000"/>
    </style:style>
    <style:style style:name="ce9" style:family="table-cell" style:parent-style-name="Default" style:data-style-name="N2">
      <style:table-cell-properties fo:background-color="#fff200"/>
    </style:style>
    <style:style style:name="ce10" style:family="table-cell" style:parent-style-name="Pivot_20_Table_20_Value" style:data-style-name="N2">
      <style:table-cell-properties fo:border-bottom="0.99pt solid #000000" fo:background-color="#fff200" fo:border-left="0.99pt solid #000000" fo:border-right="none" fo:border-top="0.99pt solid #000000"/>
    </style:style>
    <style:style style:name="ce11" style:family="table-cell" style:parent-style-name="Default" style:data-style-name="N2"/>
    <style:style style:name="ce12" style:family="table-cell" style:parent-style-name="Pivot_20_Table_20_Value" style:data-style-name="N2">
      <style:table-cell-properties fo:border-bottom="0.99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number-columns-repeated="2" table:default-cell-style-name="ce4"/>
        <table:table-column table:style-name="co2" table:default-cell-style-name="ce5"/>
        <table:table-column table:style-name="co2" table:default-cell-style-name="Default"/>
        <table:table-column table:style-name="co2" table:default-cell-style-name="ce6"/>
        <table:table-column table:style-name="co2" table:default-cell-style-name="ce7"/>
        <table:table-column table:style-name="co2" table:default-cell-style-name="ce8"/>
        <table:table-column table:style-name="co2" table:number-columns-repeated="4" table:default-cell-style-name="ce11"/>
        <table:table-column table:style-name="co2" table:default-cell-style-name="ce12"/>
        <table:table-row table:style-name="ro1">
          <table:table-cell/>
          <table:table-cell office:value-type="date" office:date-value="2020-03-31T05:00:00" calcext:value-type="date">
            <text:p>2020-03-31</text:p>
          </table:table-cell>
          <table:table-cell table:style-name="ce2" office:value-type="string" calcext:value-type="string">
            <text:p>FF01-529</text:p>
          </table:table-cell>
          <table:table-cell table:number-columns-repeated="2"/>
          <table:table-cell table:formula="of:=MID([.C1];1;4)" office:value-type="string" office:string-value="FF01" calcext:value-type="string">
            <text:p>FF01</text:p>
          </table:table-cell>
          <table:table-cell table:formula="of:=MID([.C1];6;4)" office:value-type="string" office:string-value="529" calcext:value-type="string">
            <text:p>529</text:p>
          </table:table-cell>
          <table:table-cell table:number-columns-repeated="2" table:style-name="ce2" office:value-type="float" office:value="20501889068" calcext:value-type="float">
            <text:p>20501889068</text:p>
          </table:table-cell>
          <table:table-cell office:value-type="string" calcext:value-type="string">
            <text:p>F7R-310,AAG-818,C6X-774<text:line-break/>F6L-743,AHJ-708,AAK-942<text:line-break/>AHI-934,B6E-828,D9A-854<text:line-break/>B6F-945,AHK-867,D8S-903<text:line-break/>D9R-827,D8T-878,H1K-924<text:line-break/>D8S 908<text:line-break/>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AS 98</text:p>
          </table:table-cell>
          <table:table-cell office:value-type="float" office:value="5.3831308077198" calcext:value-type="float">
            <text:p>5.38</text:p>
          </table:table-cell>
          <table:table-cell table:formula="of:=+[.P1]/1.18" office:value-type="float" office:value="11.8496350677088" calcext:value-type="float">
            <text:p>11.85</text:p>
          </table:table-cell>
          <table:table-cell table:formula="of:=+[.S1]/[.N1]" office:value-type="float" office:value="13.9825693798964" calcext:value-type="float">
            <text:p>13.98</text:p>
          </table:table-cell>
          <table:table-cell table:formula="of:=+[.S1]/1.18" office:value-type="float" office:value="63.7881355932203" calcext:value-type="float">
            <text:p>63.79</text:p>
          </table:table-cell>
          <table:table-cell table:formula="of:=+[.S1]-[.Q1]" office:value-type="float" office:value="11.4818644067797" calcext:value-type="float">
            <text:p>11.48</text:p>
          </table:table-cell>
          <table:table-cell office:value-type="float" office:value="75.27" calcext:value-type="float">
            <text:p>75.27</text:p>
          </table:table-cell>
        </table:table-row>
        <table:table-row table:style-name="ro1">
          <table:table-cell/>
          <table:table-cell office:value-type="date" office:date-value="2020-03-31T05:00:00" calcext:value-type="date">
            <text:p>2020-03-31</text:p>
          </table:table-cell>
          <table:table-cell table:style-name="ce3"/>
          <table:table-cell table:number-columns-repeated="2"/>
          <table:table-cell table:formula="of:=MID([.C2];1;4)">
            <text:p/>
          </table:table-cell>
          <table:table-cell table:formula="of:=MID([.C2];6;4)">
            <text:p/>
          </table:table-cell>
          <table:table-cell table:style-name="ce3" table:number-columns-repeated="2"/>
          <table:table-cell office:value-type="string" calcext:value-type="string">
            <text:p>F7R-310,AAG-818,C6X-774<text:line-break/>F6L-743,AHJ-708,AAK-942<text:line-break/>AHI-934,B6E-828,D9A-854<text:line-break/>B6F-945,AHK-867,D8S-903<text:line-break/>D9R-827,D8T-878,H1K-924<text:line-break/>D8S 908<text:line-break/>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IESEL 2</text:p>
          </table:table-cell>
          <table:table-cell office:value-type="float" office:value="511.18262987013" calcext:value-type="float">
            <text:p>511.18</text:p>
          </table:table-cell>
          <table:table-cell table:formula="of:=+[.P2]/1.18" office:value-type="float" office:value="10.4406282309829" calcext:value-type="float">
            <text:p>10.44</text:p>
          </table:table-cell>
          <table:table-cell table:formula="of:=+[.S2]/[.N2]" office:value-type="float" office:value="12.3199413125599" calcext:value-type="float">
            <text:p>12.32</text:p>
          </table:table-cell>
          <table:table-cell table:formula="of:=+[.S2]/1.18" office:value-type="float" office:value="5337.06779661017" calcext:value-type="float">
            <text:p>5337.07</text:p>
          </table:table-cell>
          <table:table-cell table:formula="of:=+[.S2]-[.Q2]" office:value-type="float" office:value="960.67220338983" calcext:value-type="float">
            <text:p>960.67</text:p>
          </table:table-cell>
          <table:table-cell office:value-type="float" office:value="6297.74" calcext:value-type="float">
            <text:p>6297.74</text:p>
          </table:table-cell>
        </table:table-row>
        <table:table-row table:style-name="ro1">
          <table:table-cell/>
          <table:table-cell office:value-type="date" office:date-value="2020-03-31T05:00:00" calcext:value-type="date">
            <text:p>2020-03-31</text:p>
          </table:table-cell>
          <table:table-cell table:number-columns-repeated="3"/>
          <table:table-cell table:formula="of:=MID([.C3];1;4)">
            <text:p/>
          </table:table-cell>
          <table:table-cell table:formula="of:=MID([.C3];6;4)">
            <text:p/>
          </table:table-cell>
          <table:table-cell table:number-columns-repeated="2"/>
          <table:table-cell office:value-type="string" calcext:value-type="string">
            <text:p>F7R-310,AAG-818,C6X-774<text:line-break/>F6L-743,AHJ-708,AAK-942<text:line-break/>AHI-934,B6E-828,D9A-854<text:line-break/>B6F-945,AHK-867,D8S-903<text:line-break/>D9R-827,D8T-878,H1K-924<text:line-break/>D8S 908<text:line-break/>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IESEL B5</text:p>
          </table:table-cell>
          <table:table-cell office:value-type="float" office:value="85.93" calcext:value-type="float">
            <text:p>85.93</text:p>
          </table:table-cell>
          <table:table-cell table:formula="of:=+[.P3]/1.18" office:value-type="float" office:value="10.4407016353477" calcext:value-type="float">
            <text:p>10.44</text:p>
          </table:table-cell>
          <table:table-cell table:formula="of:=+[.S3]/[.N3]" office:value-type="float" office:value="12.3200279297102" calcext:value-type="float">
            <text:p>12.32</text:p>
          </table:table-cell>
          <table:table-cell table:formula="of:=+[.S3]/1.18" office:value-type="float" office:value="897.169491525424" calcext:value-type="float">
            <text:p>897.17</text:p>
          </table:table-cell>
          <table:table-cell table:formula="of:=+[.S3]-[.Q3]" office:value-type="float" office:value="161.490508474576" calcext:value-type="float">
            <text:p>161.49</text:p>
          </table:table-cell>
          <table:table-cell office:value-type="float" office:value="1058.66" calcext:value-type="float">
            <text:p>1058.66</text:p>
          </table:table-cell>
        </table:table-row>
        <table:table-row table:style-name="ro1">
          <table:table-cell table:number-columns-repeated="13"/>
          <table:table-cell table:style-name="ce9" table:formula="of:=SUM([.N1:.N3])" office:value-type="float" office:value="602.49576067785" calcext:value-type="float">
            <text:p>602.50</text:p>
          </table:table-cell>
          <table:table-cell table:style-name="ce9" table:formula="of:=SUM([.O1:.O3])" office:value-type="float" office:value="32.7309649340394" calcext:value-type="float">
            <text:p>32.73</text:p>
          </table:table-cell>
          <table:table-cell table:style-name="ce9"/>
          <table:table-cell table:style-name="ce9" table:formula="of:=SUM([.Q1:.Q3])" office:value-type="float" office:value="6298.02542372882" calcext:value-type="float">
            <text:p>6298.03</text:p>
          </table:table-cell>
          <table:table-cell table:style-name="ce9" table:formula="of:=SUM([.R1:.R3])" office:value-type="float" office:value="1133.64457627119" calcext:value-type="float">
            <text:p>1133.64</text:p>
          </table:table-cell>
          <table:table-cell table:style-name="ce9" table:formula="of:=SUM([.S1:.S3])" office:value-type="float" office:value="7431.67" calcext:value-type="float">
            <text:p>7431.67</text:p>
          </table:table-cell>
        </table:table-row>
        <table:table-row table:style-name="ro1">
          <table:table-cell/>
          <table:table-cell office:value-type="date" office:date-value="2020-03-31T05:00:00" calcext:value-type="date">
            <text:p>2020-03-31</text:p>
          </table:table-cell>
          <table:table-cell table:style-name="ce2" office:value-type="string" calcext:value-type="string">
            <text:p>FF01-533</text:p>
          </table:table-cell>
          <table:table-cell table:number-columns-repeated="2"/>
          <table:table-cell table:formula="of:=MID([.C5];1;4)" office:value-type="string" office:string-value="FF01" calcext:value-type="string">
            <text:p>FF01</text:p>
          </table:table-cell>
          <table:table-cell table:formula="of:=MID([.C5];6;4)" office:value-type="string" office:string-value="533" calcext:value-type="string">
            <text:p>533</text:p>
          </table:table-cell>
          <table:table-cell table:number-columns-repeated="2" table:style-name="ce2" office:value-type="float" office:value="20600701691" calcext:value-type="float">
            <text:p>20600701691</text:p>
          </table:table-cell>
          <table:table-cell office:value-type="string" calcext:value-type="string">
            <text:p>3414-UA,3757-UA,4272-UA <text:line-break/>4483-UA,4795-UA<text:line-break/>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AS 90</text:p>
          </table:table-cell>
          <table:table-cell office:value-type="float" office:value="410" calcext:value-type="float">
            <text:p>410.00</text:p>
          </table:table-cell>
          <table:table-cell table:formula="of:=+[.P5]/1.18" office:value-type="float" office:value="10.6271186440678" calcext:value-type="float">
            <text:p>10.63</text:p>
          </table:table-cell>
          <table:table-cell table:formula="of:=+[.S5]/[.N5]" office:value-type="float" office:value="12.54" calcext:value-type="float">
            <text:p>12.54</text:p>
          </table:table-cell>
          <table:table-cell table:formula="of:=+[.S5]/1.18" office:value-type="float" office:value="4357.1186440678" calcext:value-type="float">
            <text:p>4357.12</text:p>
          </table:table-cell>
          <table:table-cell table:formula="of:=+[.S5]-[.Q5]" office:value-type="float" office:value="784.281355932203" calcext:value-type="float">
            <text:p>784.28</text:p>
          </table:table-cell>
          <table:table-cell office:value-type="float" office:value="5141.4" calcext:value-type="float">
            <text:p>5141.40</text:p>
          </table:table-cell>
        </table:table-row>
        <table:table-row table:style-name="ro1">
          <table:table-cell/>
          <table:table-cell office:value-type="date" office:date-value="2020-03-31T05:00:00" calcext:value-type="date">
            <text:p>2020-03-31</text:p>
          </table:table-cell>
          <table:table-cell table:style-name="ce3"/>
          <table:table-cell table:number-columns-repeated="2"/>
          <table:table-cell table:formula="of:=MID([.C6];1;4)">
            <text:p/>
          </table:table-cell>
          <table:table-cell table:formula="of:=MID([.C6];6;4)">
            <text:p/>
          </table:table-cell>
          <table:table-cell table:style-name="ce3" table:number-columns-repeated="2"/>
          <table:table-cell office:value-type="string" calcext:value-type="string">
            <text:p>3414-UA,3757-UA,4272-UA <text:line-break/>4483-UA,4795-UA<text:line-break/>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AS 95</text:p>
          </table:table-cell>
          <table:table-cell office:value-type="float" office:value="465" calcext:value-type="float">
            <text:p>465.00</text:p>
          </table:table-cell>
          <table:table-cell table:formula="of:=+[.P6]/1.18" office:value-type="float" office:value="11.3728813559322" calcext:value-type="float">
            <text:p>11.37</text:p>
          </table:table-cell>
          <table:table-cell table:formula="of:=+[.S6]/[.N6]" office:value-type="float" office:value="13.42" calcext:value-type="float">
            <text:p>13.42</text:p>
          </table:table-cell>
          <table:table-cell table:formula="of:=+[.S6]/1.18" office:value-type="float" office:value="5288.38983050848" calcext:value-type="float">
            <text:p>5288.39</text:p>
          </table:table-cell>
          <table:table-cell table:formula="of:=+[.S6]-[.Q6]" office:value-type="float" office:value="951.910169491525" calcext:value-type="float">
            <text:p>951.91</text:p>
          </table:table-cell>
          <table:table-cell office:value-type="float" office:value="6240.3" calcext:value-type="float">
            <text:p>6240.30</text:p>
          </table:table-cell>
        </table:table-row>
        <table:table-row table:style-name="ro1">
          <table:table-cell/>
          <table:table-cell office:value-type="date" office:date-value="2020-03-31T05:00:00" calcext:value-type="date">
            <text:p>2020-03-31</text:p>
          </table:table-cell>
          <table:table-cell table:number-columns-repeated="3"/>
          <table:table-cell table:formula="of:=MID([.C7];1;4)">
            <text:p/>
          </table:table-cell>
          <table:table-cell table:formula="of:=MID([.C7];6;4)">
            <text:p/>
          </table:table-cell>
          <table:table-cell table:number-columns-repeated="2"/>
          <table:table-cell office:value-type="string" calcext:value-type="string">
            <text:p>3414-UA,3757-UA,4272-UA <text:line-break/>4483-UA,4795-UA<text:line-break/>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AS 98</text:p>
          </table:table-cell>
          <table:table-cell office:value-type="float" office:value="332" calcext:value-type="float">
            <text:p>332.00</text:p>
          </table:table-cell>
          <table:table-cell table:formula="of:=+[.P7]/1.18" office:value-type="float" office:value="11.5169491525424" calcext:value-type="float">
            <text:p>11.52</text:p>
          </table:table-cell>
          <table:table-cell table:formula="of:=+[.S7]/[.N7]" office:value-type="float" office:value="13.59" calcext:value-type="float">
            <text:p>13.59</text:p>
          </table:table-cell>
          <table:table-cell table:formula="of:=+[.S7]/1.18" office:value-type="float" office:value="3823.62711864407" calcext:value-type="float">
            <text:p>3823.63</text:p>
          </table:table-cell>
          <table:table-cell table:formula="of:=+[.S7]-[.Q7]" office:value-type="float" office:value="688.252881355932" calcext:value-type="float">
            <text:p>688.25</text:p>
          </table:table-cell>
          <table:table-cell office:value-type="float" office:value="4511.88" calcext:value-type="float">
            <text:p>4511.88</text:p>
          </table:table-cell>
        </table:table-row>
        <table:table-row table:style-name="ro1">
          <table:table-cell table:number-columns-repeated="13"/>
          <table:table-cell table:style-name="ce10" table:formula="of:=SUM([.N5:.N7])" office:value-type="float" office:value="1207" calcext:value-type="float">
            <text:p>1207.00</text:p>
          </table:table-cell>
          <table:table-cell table:style-name="ce9" table:number-columns-repeated="2"/>
          <table:table-cell table:style-name="ce10" table:formula="of:=SUM([.Q5:.Q7])" office:value-type="float" office:value="13469.1355932203" calcext:value-type="float">
            <text:p>13469.14</text:p>
          </table:table-cell>
          <table:table-cell table:style-name="ce10" table:formula="of:=SUM([.R5:.R7])" office:value-type="float" office:value="2424.44440677966" calcext:value-type="float">
            <text:p>2424.44</text:p>
          </table:table-cell>
          <table:table-cell table:style-name="ce10" table:formula="of:=SUM([.S5:.S7])" office:value-type="float" office:value="15893.58" calcext:value-type="float">
            <text:p>15893.58</text:p>
          </table:table-cell>
        </table:table-row>
        <table:table-row table:style-name="ro1">
          <table:table-cell/>
          <table:table-cell office:value-type="date" office:date-value="2020-03-31T05:00:00" calcext:value-type="date">
            <text:p>2020-03-31</text:p>
          </table:table-cell>
          <table:table-cell table:style-name="ce2" office:value-type="string" calcext:value-type="string">
            <text:p>FF02-359</text:p>
          </table:table-cell>
          <table:table-cell table:number-columns-repeated="2"/>
          <table:table-cell table:formula="of:=MID([.C9];1;4)" office:value-type="string" office:string-value="FF02" calcext:value-type="string">
            <text:p>FF02</text:p>
          </table:table-cell>
          <table:table-cell table:formula="of:=MID([.C9];6;4)" office:value-type="string" office:string-value="359" calcext:value-type="string">
            <text:p>359</text:p>
          </table:table-cell>
          <table:table-cell table:number-columns-repeated="2" table:style-name="ce2" office:value-type="float" office:value="20600701691" calcext:value-type="float">
            <text:p>20600701691</text:p>
          </table:table-cell>
          <table:table-cell office:value-type="string" calcext:value-type="string">
            <text:p>2228-4F,8889-EA<text:line-break/>9564-EA,6945-FA<text:line-break/>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AS 90</text:p>
          </table:table-cell>
          <table:table-cell office:value-type="float" office:value="299.487072560467" calcext:value-type="float">
            <text:p>299.49</text:p>
          </table:table-cell>
          <table:table-cell table:formula="of:=+[.P9]/1.18" office:value-type="float" office:value="9.47965424361305" calcext:value-type="float">
            <text:p>9.48</text:p>
          </table:table-cell>
          <table:table-cell table:formula="of:=+[.S9]/[.N9]" office:value-type="float" office:value="11.1859920074634" calcext:value-type="float">
            <text:p>11.19</text:p>
          </table:table-cell>
          <table:table-cell table:formula="of:=+[.S9]/1.18" office:value-type="float" office:value="2839.03389830508" calcext:value-type="float">
            <text:p>2839.03</text:p>
          </table:table-cell>
          <table:table-cell table:formula="of:=+[.S9]-[.Q9]" office:value-type="float" office:value="511.026101694914" calcext:value-type="float">
            <text:p>511.03</text:p>
          </table:table-cell>
          <table:table-cell office:value-type="float" office:value="3350.06" calcext:value-type="float">
            <text:p>3350.06</text:p>
          </table:table-cell>
        </table:table-row>
        <table:table-row table:style-name="ro1">
          <table:table-cell/>
          <table:table-cell office:value-type="date" office:date-value="2020-03-31T05:00:00" calcext:value-type="date">
            <text:p>2020-03-31</text:p>
          </table:table-cell>
          <table:table-cell table:style-name="ce3"/>
          <table:table-cell table:number-columns-repeated="2"/>
          <table:table-cell table:formula="of:=MID([.C10];1;4)">
            <text:p/>
          </table:table-cell>
          <table:table-cell table:formula="of:=MID([.C10];6;4)">
            <text:p/>
          </table:table-cell>
          <table:table-cell table:style-name="ce3" table:number-columns-repeated="2"/>
          <table:table-cell office:value-type="string" calcext:value-type="string">
            <text:p>2228-4F,8889-EA<text:line-break/>9564-EA,6945-FA<text:line-break/>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AS 95</text:p>
          </table:table-cell>
          <table:table-cell office:value-type="float" office:value="188.980620155038" calcext:value-type="float">
            <text:p>188.98</text:p>
          </table:table-cell>
          <table:table-cell table:formula="of:=+[.P10]/1.18" office:value-type="float" office:value="10.0973944462734" calcext:value-type="float">
            <text:p>10.10</text:p>
          </table:table-cell>
          <table:table-cell table:formula="of:=+[.S10]/[.N10]" office:value-type="float" office:value="11.9149254466026" calcext:value-type="float">
            <text:p>11.91</text:p>
          </table:table-cell>
          <table:table-cell table:formula="of:=+[.S10]/1.18" office:value-type="float" office:value="1908.21186440678" calcext:value-type="float">
            <text:p>1908.21</text:p>
          </table:table-cell>
          <table:table-cell table:formula="of:=+[.S10]-[.Q10]" office:value-type="float" office:value="343.47813559322" calcext:value-type="float">
            <text:p>343.48</text:p>
          </table:table-cell>
          <table:table-cell office:value-type="float" office:value="2251.69" calcext:value-type="float">
            <text:p>2251.69</text:p>
          </table:table-cell>
        </table:table-row>
        <table:table-row table:style-name="ro1">
          <table:table-cell/>
          <table:table-cell office:value-type="date" office:date-value="2020-03-31T05:00:00" calcext:value-type="date">
            <text:p>2020-03-31</text:p>
          </table:table-cell>
          <table:table-cell table:style-name="ce3"/>
          <table:table-cell table:number-columns-repeated="2"/>
          <table:table-cell table:formula="of:=MID([.C11];1;4)">
            <text:p/>
          </table:table-cell>
          <table:table-cell table:formula="of:=MID([.C11];6;4)">
            <text:p/>
          </table:table-cell>
          <table:table-cell table:style-name="ce3" table:number-columns-repeated="2"/>
          <table:table-cell office:value-type="string" calcext:value-type="string">
            <text:p>2228-4F,8889-EA<text:line-break/>9564-EA,6945-FA<text:line-break/>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AS 98</text:p>
          </table:table-cell>
          <table:table-cell office:value-type="float" office:value="76.3857515565023" calcext:value-type="float">
            <text:p>76.39</text:p>
          </table:table-cell>
          <table:table-cell table:formula="of:=+[.P11]/1.18" office:value-type="float" office:value="10.825073251005" calcext:value-type="float">
            <text:p>10.83</text:p>
          </table:table-cell>
          <table:table-cell table:formula="of:=+[.S11]/[.N11]" office:value-type="float" office:value="12.7735864361859" calcext:value-type="float">
            <text:p>12.77</text:p>
          </table:table-cell>
          <table:table-cell table:formula="of:=+[.S11]/1.18" office:value-type="float" office:value="826.881355932204" calcext:value-type="float">
            <text:p>826.88</text:p>
          </table:table-cell>
          <table:table-cell table:formula="of:=+[.S11]-[.Q11]" office:value-type="float" office:value="148.838644067797" calcext:value-type="float">
            <text:p>148.84</text:p>
          </table:table-cell>
          <table:table-cell office:value-type="float" office:value="975.72" calcext:value-type="float">
            <text:p>975.72</text:p>
          </table:table-cell>
        </table:table-row>
        <table:table-row table:style-name="ro1">
          <table:table-cell/>
          <table:table-cell office:value-type="date" office:date-value="2020-03-31T05:00:00" calcext:value-type="date">
            <text:p>2020-03-31</text:p>
          </table:table-cell>
          <table:table-cell table:number-columns-repeated="3"/>
          <table:table-cell table:formula="of:=MID([.C12];1;4)">
            <text:p/>
          </table:table-cell>
          <table:table-cell table:formula="of:=MID([.C12];6;4)">
            <text:p/>
          </table:table-cell>
          <table:table-cell table:number-columns-repeated="2"/>
          <table:table-cell office:value-type="string" calcext:value-type="string">
            <text:p>2228-4F,8889-EA<text:line-break/>9564-EA,6945-FA<text:line-break/>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IESEL 2</text:p>
          </table:table-cell>
          <table:table-cell office:value-type="float" office:value="1.62337662337662" calcext:value-type="float">
            <text:p>1.62</text:p>
          </table:table-cell>
          <table:table-cell table:formula="of:=+[.P12]/1.18" office:value-type="float" office:value="9.99694915254239" calcext:value-type="float">
            <text:p>10.00</text:p>
          </table:table-cell>
          <table:table-cell table:formula="of:=+[.S12]/[.N12]" office:value-type="float" office:value="11.7964" calcext:value-type="float">
            <text:p>11.80</text:p>
          </table:table-cell>
          <table:table-cell table:formula="of:=+[.S12]/1.18" office:value-type="float" office:value="16.228813559322" calcext:value-type="float">
            <text:p>16.23</text:p>
          </table:table-cell>
          <table:table-cell table:formula="of:=+[.S12]-[.Q12]" office:value-type="float" office:value="2.92118644067796" calcext:value-type="float">
            <text:p>2.92</text:p>
          </table:table-cell>
          <table:table-cell office:value-type="float" office:value="19.15" calcext:value-type="float">
            <text:p>19.15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style-name="ce9" table:formula="of:=SUM([.N9:.N12])" office:value-type="float" office:value="566.476820895384" calcext:value-type="float">
            <text:p>566.48</text:p>
          </table:table-cell>
          <table:table-cell table:style-name="ce9" table:number-columns-repeated="2"/>
          <table:table-cell table:style-name="ce9" table:formula="of:=SUM([.Q9:.Q12])" office:value-type="float" office:value="5590.35593220339" calcext:value-type="float">
            <text:p>5590.36</text:p>
          </table:table-cell>
          <table:table-cell table:style-name="ce9" table:formula="of:=SUM([.R9:.R12])" office:value-type="float" office:value="1006.26406779661" calcext:value-type="float">
            <text:p>1006.26</text:p>
          </table:table-cell>
          <table:table-cell table:style-name="ce9" table:formula="of:=SUM([.S9:.S12])" office:value-type="float" office:value="6596.62" calcext:value-type="float">
            <text:p>6596.62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style-name="ce11"/>
          <table:table-cell table:number-columns-repeated="4"/>
          <table:table-cell table:style-name="ce11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style-name="ce11"/>
          <table:table-cell table:number-columns-repeated="4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/</number:text>
      <number:month number:style="long"/>
      <number:text>/</number:text>
      <number:day number:style="long"/>
    </number:date-style>
    <number:date-style style:name="N126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7">
      <number:number number:decimal-places="0" loext:min-decimal-places="0" number:min-integer-digits="2"/>
    </number:number-style>
    <number:number-style style:name="N128">
      <number:number number:decimal-places="5" loext:min-decimal-places="5" number:min-integer-digits="0"/>
      <number:text>.</number:text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">
      <style:text-properties fo:color="#00ff00"/>
      <number:number number:decimal-places="0" loext:min-decimal-places="0" number:min-integer-digits="0"/>
    </number:number-style>
    <number:number-style style:name="N131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1:08:54.079088634</meta:creation-date>
    <dc:date>2020-04-07T11:26:59.139635164</dc:date>
    <meta:editing-duration>PT18M12S</meta:editing-duration>
    <meta:editing-cycles>2</meta:editing-cycles>
    <meta:generator>LibreOffice/6.0.7.3$Linux_X86_64 LibreOffice_project/00m0$Build-3</meta:generator>
    <meta:document-statistic meta:table-count="1" meta:cell-count="142" meta:object-count="0"/>
  </office:meta>
</office:document-meta>
</file>